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0pt" fo:letter-spacing="normal" fo:font-style="normal" fo:font-weight="normal" style:font-size-asian="10pt" style:font-size-complex="10pt"/>
    </style:style>
    <style:style style:name="P2"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0pt" fo:letter-spacing="normal" fo:font-style="normal" style:text-underline-style="solid" style:text-underline-width="auto" style:text-underline-color="font-color" fo:font-weight="normal" style:font-size-asian="10pt" style:font-size-complex="10pt"/>
    </style:style>
    <style:style style:name="P3"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0pt" fo:letter-spacing="normal" fo:font-style="normal" style:text-underline-style="solid" style:text-underline-width="auto" style:text-underline-color="font-color" fo:font-weight="normal"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0pt" fo:letter-spacing="normal" fo:font-style="normal" fo:font-weight="normal" style:font-size-asian="10pt" style:font-size-complex="10pt"/>
    </style:style>
    <style:style style:name="P5" style:family="paragraph" style:parent-style-name="Standard">
      <style:paragraph-properties fo:margin-left="0in" fo:margin-right="0in" fo:text-align="end" style:justify-single-word="false" fo:text-indent="0in" style:auto-text-indent="false"/>
      <style:text-properties fo:font-variant="normal" fo:text-transform="none" fo:color="#000000" style:font-name="Courier 10 Pitch" fo:font-size="10pt" fo:letter-spacing="normal" fo:font-style="normal" style:text-underline-style="none" fo:font-weight="normal" style:font-size-asian="10pt" style:font-size-complex="10pt"/>
    </style:style>
    <style:style style:name="P6" style:family="paragraph" style:parent-style-name="Standard">
      <style:paragraph-properties fo:margin-left="0in" fo:margin-right="0in" fo:text-align="center" style:justify-single-word="false" fo:text-indent="0in" style:auto-text-indent="false"/>
      <style:text-properties fo:font-variant="normal" fo:text-transform="none" fo:color="#000000" style:font-name="Courier 10 Pitch" fo:font-size="10pt" fo:letter-spacing="normal" fo:font-style="normal" style:text-underline-style="none" fo:font-weight="normal" style:font-size-asian="10pt" style:font-size-complex="10pt"/>
    </style:style>
    <style:style style:name="P7" style:family="paragraph" style:parent-style-name="Standard">
      <style:paragraph-properties fo:margin-left="0in" fo:margin-right="0in" fo:text-align="start" style:justify-single-word="false" fo:text-indent="0in" style:auto-text-indent="false"/>
      <style:text-properties fo:font-variant="normal" fo:text-transform="none" fo:color="#800000" style:font-name="Courier 10 Pitch" fo:font-size="10pt" fo:letter-spacing="normal" fo:font-style="normal" fo:font-weight="bold" style:font-size-asian="10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style:font-weight-asian="normal" style:font-weight-complex="normal"/>
    </style:style>
    <style:style style:name="T4" style:family="text">
      <style:text-properties style:text-position="sub 58%"/>
    </style:style>
    <style:style style:name="T5" style:family="text">
      <style:text-properties style:text-position="sub 58%" fo:font-weight="bold" style:font-weight-asian="bold" style:font-weight-complex="bold"/>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fo:color="#800000"/>
    </style:style>
    <style:style style:name="T9" style:family="text">
      <style:text-properties fo:color="#800000" style:text-position="sub 58%"/>
    </style:style>
    <style:style style:name="T10" style:family="text">
      <style:text-properties fo:color="#800000" style:text-position="sub 58%"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style:text-position="0% 100%" fo:font-weight="bold" style:font-weight-asian="bold" style:font-weight-complex="bold"/>
    </style:style>
    <style:style style:name="T1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Caleb Faruki</text:p>
      <text:p text:style-name="P5">CISC3595 Operating Systems</text:p>
      <text:p text:style-name="P5">Dr. Art Werschulz</text:p>
      <text:p text:style-name="P5">November 6, 2013</text:p>
      <text:p text:style-name="P6">Homework 6</text:p>
      <text:p text:style-name="P2">6.6</text:p>
      <text:p text:style-name="P1">Starting account balance = $100.00.</text:p>
      <text:p text:style-name="P1">Husband calls withdraw(25), wife calls deposit(50). The husband's local balance becomes $75.00. Before this withdrawal is committed, the wife's deposit(50) happens. Making the balance $150.00. The wife's deposit() returns $150.00 and then the husband's withdraw() returns $75. Since deposit() returns last, the final value of the balance is $75.00. This is not the desired result. The new balance should be $125.00. </text:p>
      <text:p text:style-name="P1"/>
      <text:p text:style-name="P1">The way to fix this that once the balance is accessed by a function, lock it to that function until that lock is released, which is after the function terminates.<text:line-break/></text:p>
      <text:p text:style-name="P2">6.9</text:p>
      <text:p text:style-name="P1">Busy waiting is when the process is waiting for a condition to be met in a loop without releasing the CPU. The alternative to this is to release the CPU and then block this process when the condition is eventually satisfied. Busy waiting isn't necessary. But the alternative – pausing a process only to wake it up later after the condition is satisfied – incurs overhead.</text:p>
      <text:p text:style-name="P1"/>
      <text:p text:style-name="P2">6.11</text:p>
      <text:p text:style-name="P1">If a user process can disable interrupts, then timer interrupts might be disabled and this will prevent context-switching from occurring. This means that this user process could use the the CPU indefinitely, starving other processes.</text:p>
      <text:p text:style-name="P1"/>
      <text:p text:style-name="P2">6.12</text:p>
      <text:p text:style-name="P1">If interrupts are disabled for <text:span text:style-name="T1">some</text:span><text:span text:style-name="T2"> processors, then threads on other processors can ignore synchronization primitives and access shared data. If interrupts are disabled for </text:span><text:span text:style-name="T1">all</text:span><text:span text:style-name="T3"> processors, then interrupts for handling important system tasks are disabled, crippling the computer and preventing further work from being done.</text:span></text:p>
      <text:p text:style-name="P1"/>
      <text:p text:style-name="P2">6.14</text:p>
      <text:p text:style-name="P7">//lock = FALSE by default</text:p>
      <text:p text:style-name="P1">do {</text:p>
      <text:p text:style-name="P1"><text:tab/>waiting[i] = TRUE; <text:span text:style-name="T11">//</text:span><text:span text:style-name="T13"> </text:span><text:span text:style-name="T11">P</text:span><text:span text:style-name="T10">i</text:span><text:span text:style-name="T11"> ready to enter critical section</text:span></text:p>
      <text:p text:style-name="P1"><text:tab/>key = TRUE; <text:span text:style-name="T11">// key belongs to P</text:span><text:span text:style-name="T10">i</text:span></text:p>
      <text:p text:style-name="P1"><text:tab/>while(waiting[i]&amp;&amp;key) </text:p>
      <text:p text:style-name="P1"><text:tab/><text:tab/>key = swap(&amp;lock, &amp;key);</text:p>
      <text:p text:style-name="P1"><text:tab/>waiting[i] = FALSE; <text:span text:style-name="T11">// P</text:span><text:span text:style-name="T10">i</text:span><text:span text:style-name="T11"> not ready for crit sec</text:span></text:p>
      <text:p text:style-name="P1"><text:tab/>j=(i+1) % n; <text:span text:style-name="T11">// next process</text:span></text:p>
      <text:p text:style-name="P1"><text:tab/><text:span text:style-name="T11">// critical section</text:span></text:p>
      <text:p text:style-name="P1"><text:tab/>while((j!=i) &amp;&amp; !waiting[j])</text:p>
      <text:p text:style-name="P1"><text:tab/><text:tab/>j = (j+1)%n;</text:p>
      <text:p text:style-name="P1"><text:tab/>if(j == i)</text:p>
      <text:p text:style-name="P1"><text:tab/><text:tab/>lock = FALSE;<text:span text:style-name="T11"> // no process in critical section</text:span></text:p>
      <text:p text:style-name="P1"><text:tab/>else</text:p>
      <text:p text:style-name="P1"><text:tab/><text:tab/>waiting[j] = FALSE; <text:span text:style-name="T11">// P</text:span><text:span text:style-name="T10">j</text:span><text:span text:style-name="T12"> not ready to enter crit sec</text:span></text:p>
      <text:p text:style-name="P1"><text:tab/><text:span text:style-name="T11">// remainder section</text:span></text:p>
      <text:p text:style-name="P1">} while(TRUE);</text:p>
      <text:p text:style-name="P1"/>
      <text:p text:style-name="P2">6.19</text:p>
      <text:p text:style-name="P1">Use an incrementing semaphore initialized to 0. The parent thread would call wait(). When completed, the child thread invokes signal(). Using this method, the child thread notifies the parent thread when the desired data is available.</text:p>
      <text:p text:style-name="P1"/>
      <text:p text:style-name="P2">6.25</text:p>
      <text:p text:style-name="P1">Normally, if the signal() were the last statement, the signaling process has to release the lock and the signal() recipient has to vie for the lock with competing processes before it can make progress. This could be avoided/simplified by simply transferring the lock to the signal() receiver.</text:p>
      <text:p text:style-name="P1"/>
      <text:p text:style-name="P1"><text:span text:style-name="T1">6.34</text:span></text:p>
      <text:p text:style-name="P1">a. Intersections are shared resources and the lines of cars are processes.</text:p>
      <text:p text:style-name="P1"/>
      <text:p text:style-name="P1"><text:span text:style-name="T1">Mutual exclusion</text:span>: only 1 car may use the shared resource at a time.</text:p>
      <text:p text:style-name="P1"><text:span text:style-name="T1">No pre-emption</text:span>: The resource can't be used by another process until the prior process has terminated (i.e. line of cars has passed).</text:p>
      <text:p text:style-name="P1"><text:span text:style-name="T1">Hold-and-wait</text:span>: Each process is holding a resource and is waiting for the next resource.</text:p>
      <text:p text:style-name="P1"><text:span text:style-name="T1">Circular waiting</text:span>: Each process is waiting for process ahead of it to complete. </text:p>
      <text:p text:style-name="P1"/>
      <text:p text:style-name="P1">b. Breaking any one of these conditions will prevent deadlock. One example: a process can't hold a resource indefinitely. That is, a line of cars can't sit in the intersection. They must release the resource after a timeout or after the process is terminated, whichever comes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uki </meta:initial-creator>
    <meta:creation-date>2013-11-04T10:56:18</meta:creation-date>
    <dc:date>2013-11-06T11:48:39</dc:date>
    <dc:creator>faruki </dc:creator>
    <meta:editing-duration>PT14H4M20S</meta:editing-duration>
    <meta:editing-cycles>38</meta:editing-cycles>
    <meta:generator>LibreOffice/3.5$Linux_x86 LibreOffice_project/350m1$Build-2</meta:generator>
    <meta:document-statistic meta:table-count="0" meta:image-count="0" meta:object-count="0" meta:page-count="1" meta:paragraph-count="44" meta:word-count="552" meta:character-count="3364" meta:non-whitespace-character-count="2834"/>
  </office:meta>
</office:document-meta>
</file>